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r_5f_1_5f_exp1.csv">
      <style:table-properties table:display="true" style:writing-mode="lr-tb"/>
    </style:style>
    <style:style style:name="ta2" style:family="table" style:master-page-name="par_5f_1_5f_exp2.csv">
      <style:table-properties table:display="true" style:writing-mode="lr-tb"/>
    </style:style>
    <style:style style:name="ta3" style:family="table" style:master-page-name="par_5f_1_5f_exp3.csv">
      <style:table-properties table:display="true" style:writing-mode="lr-tb"/>
    </style:style>
    <style:style style:name="ta4" style:family="table" style:master-page-name="par_5f_1_5f_exp4.csv">
      <style:table-properties table:display="true" style:writing-mode="lr-tb"/>
    </style:style>
    <style:style style:name="ta5" style:family="table" style:master-page-name="par_5f_1_5f_exp5.csv">
      <style:table-properties table:display="true" style:writing-mode="lr-tb"/>
    </style:style>
    <style:style style:name="ta6" style:family="table" style:master-page-name="par_5f_2_5f_exp1.csv">
      <style:table-properties table:display="true" style:writing-mode="lr-tb"/>
    </style:style>
    <style:style style:name="ta7" style:family="table" style:master-page-name="par_5f_2_5f_exp2.csv">
      <style:table-properties table:display="true" style:writing-mode="lr-tb"/>
    </style:style>
    <style:style style:name="ta8" style:family="table" style:master-page-name="par_5f_2_5f_exp3.csv">
      <style:table-properties table:display="true" style:writing-mode="lr-tb"/>
    </style:style>
    <style:style style:name="ta9" style:family="table" style:master-page-name="par_5f_2_5f_exp4.csv">
      <style:table-properties table:display="true" style:writing-mode="lr-tb"/>
    </style:style>
    <style:style style:name="ta10" style:family="table" style:master-page-name="par_5f_2_5f_exp5.csv">
      <style:table-properties table:display="true" style:writing-mode="lr-tb"/>
    </style:style>
    <style:style style:name="ta11" style:family="table" style:master-page-name="par_5f_3_5f_exp1.csv">
      <style:table-properties table:display="true" style:writing-mode="lr-tb"/>
    </style:style>
    <style:style style:name="ta12" style:family="table" style:master-page-name="par_5f_3_5f_exp2.csv">
      <style:table-properties table:display="true" style:writing-mode="lr-tb"/>
    </style:style>
    <style:style style:name="ta13" style:family="table" style:master-page-name="par_5f_3_5f_exp3.csv">
      <style:table-properties table:display="true" style:writing-mode="lr-tb"/>
    </style:style>
    <style:style style:name="ta14" style:family="table" style:master-page-name="par_5f_3_5f_exp4.csv">
      <style:table-properties table:display="true" style:writing-mode="lr-tb"/>
    </style:style>
    <style:style style:name="ta15" style:family="table" style:master-page-name="par_5f_3_5f_exp5.csv">
      <style:table-properties table:display="true" style:writing-mode="lr-tb"/>
    </style:style>
    <style:style style:name="ta16" style:family="table" style:master-page-name="par_5f_4_5f_exp1.csv">
      <style:table-properties table:display="true" style:writing-mode="lr-tb"/>
    </style:style>
    <style:style style:name="ta17" style:family="table" style:master-page-name="par_5f_4_5f_exp2.csv">
      <style:table-properties table:display="true" style:writing-mode="lr-tb"/>
    </style:style>
    <style:style style:name="ta18" style:family="table" style:master-page-name="par_5f_4_5f_exp3.csv">
      <style:table-properties table:display="true" style:writing-mode="lr-tb"/>
    </style:style>
    <style:style style:name="ta19" style:family="table" style:master-page-name="par_5f_4_5f_exp4.csv">
      <style:table-properties table:display="true" style:writing-mode="lr-tb"/>
    </style:style>
    <style:style style:name="ta20" style:family="table" style:master-page-name="par_5f_4_5f_exp5.csv">
      <style:table-properties table:display="true" style:writing-mode="lr-tb"/>
    </style:style>
    <style:style style:name="ta21" style:family="table" style:master-page-name="seq_5f_exp1.csv">
      <style:table-properties table:display="true" style:writing-mode="lr-tb"/>
    </style:style>
    <style:style style:name="ta22" style:family="table" style:master-page-name="seq_5f_exp2.csv">
      <style:table-properties table:display="true" style:writing-mode="lr-tb"/>
    </style:style>
    <style:style style:name="ta23" style:family="table" style:master-page-name="seq_5f_exp3.csv">
      <style:table-properties table:display="true" style:writing-mode="lr-tb"/>
    </style:style>
    <style:style style:name="ta24" style:family="table" style:master-page-name="seq_5f_exp4.csv">
      <style:table-properties table:display="true" style:writing-mode="lr-tb"/>
    </style:style>
    <style:style style:name="ta25" style:family="table" style:master-page-name="seq_5f_exp5.csv">
      <style:table-properties table:display="true" style:writing-mode="lr-tb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par_1_exp1.csv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" table:default-cell-style-name="Gnumeric-default"/>
        <table:table-column table:style-name="co1" table:default-cell-style-name="Default"/>
        <table:table-column table:style-name="co1" table:number-columns-repeated="61" table:default-cell-style-name="Gnumeric-default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00" calcext:value-type="float">
            <text:p>100</text:p>
          </table:table-cell>
          <table:table-cell office:value-type="float" office:value="1624.958231" calcext:value-type="float">
            <text:p>1624.958231</text:p>
          </table:table-cell>
          <table:table-cell table:number-columns-repeated="61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7" calcext:value-type="float">
            <text:p>177</text:p>
          </table:table-cell>
          <table:table-cell office:value-type="float" office:value="2520.657386" calcext:value-type="float">
            <text:p>2520.657386</text:p>
          </table:table-cell>
          <table:table-cell table:number-columns-repeated="61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81" calcext:value-type="float">
            <text:p>281</text:p>
          </table:table-cell>
          <table:table-cell office:value-type="float" office:value="3238.359313" calcext:value-type="float">
            <text:p>3238.359313</text:p>
          </table:table-cell>
          <table:table-cell table:number-columns-repeated="61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9" calcext:value-type="float">
            <text:p>409</text:p>
          </table:table-cell>
          <table:table-cell office:value-type="float" office:value="3737.767778" calcext:value-type="float">
            <text:p>3737.767778</text:p>
          </table:table-cell>
          <table:table-cell table:number-columns-repeated="61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7" calcext:value-type="float">
            <text:p>557</text:p>
          </table:table-cell>
          <table:table-cell office:value-type="float" office:value="4207.99238" calcext:value-type="float">
            <text:p>4207.99238</text:p>
          </table:table-cell>
          <table:table-cell table:number-columns-repeated="61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6" calcext:value-type="float">
            <text:p>736</text:p>
          </table:table-cell>
          <table:table-cell office:value-type="float" office:value="4936.928334" calcext:value-type="float">
            <text:p>4936.928334</text:p>
          </table:table-cell>
          <table:table-cell table:number-columns-repeated="61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6" calcext:value-type="float">
            <text:p>936</text:p>
          </table:table-cell>
          <table:table-cell office:value-type="float" office:value="5766.109101" calcext:value-type="float">
            <text:p>5766.109101</text:p>
          </table:table-cell>
          <table:table-cell table:number-columns-repeated="61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9" calcext:value-type="float">
            <text:p>1159</text:p>
          </table:table-cell>
          <table:table-cell office:value-type="float" office:value="6428.429666" calcext:value-type="float">
            <text:p>6428.429666</text:p>
          </table:table-cell>
          <table:table-cell table:number-columns-repeated="61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04" calcext:value-type="float">
            <text:p>1404</text:p>
          </table:table-cell>
          <table:table-cell office:value-type="float" office:value="7182.791187" calcext:value-type="float">
            <text:p>7182.791187</text:p>
          </table:table-cell>
          <table:table-cell table:number-columns-repeated="61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79" calcext:value-type="float">
            <text:p>1679</text:p>
          </table:table-cell>
          <table:table-cell office:value-type="float" office:value="7857.065132" calcext:value-type="float">
            <text:p>7857.065132</text:p>
          </table:table-cell>
          <table:table-cell table:number-columns-repeated="61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73" calcext:value-type="float">
            <text:p>1973</text:p>
          </table:table-cell>
          <table:table-cell office:value-type="float" office:value="8548.341938" calcext:value-type="float">
            <text:p>8548.341938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Gnumeric-default"/>
          <table:table-cell table:number-columns-repeated="61"/>
        </table:table-row>
        <table:named-expressions>
          <table:named-expression table:name="Print_Area" table:base-cell-address="$'par_1_exp1.csv'.$A$1" table:expression="#REF!"/>
          <table:named-expression table:name="Sheet_Title" table:base-cell-address="$'par_1_exp1.csv'.$A$1" table:expression="&quot;par_1_exp1.csv&quot;"/>
        </table:named-expressions>
      </table:table>
      <table:table table:name="par_1_exp2.csv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ce2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" calcext:value-type="float">
            <text:p>97</text:p>
          </table:table-cell>
          <table:table-cell table:style-name="Default" office:value-type="float" office:value="1624.958231" calcext:value-type="float">
            <text:p>1624.958231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8" calcext:value-type="float">
            <text:p>178</text:p>
          </table:table-cell>
          <table:table-cell table:style-name="Default" office:value-type="float" office:value="2520.657386" calcext:value-type="float">
            <text:p>2520.657386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80" calcext:value-type="float">
            <text:p>280</text:p>
          </table:table-cell>
          <table:table-cell table:style-name="Default" office:value-type="float" office:value="3238.359313" calcext:value-type="float">
            <text:p>3238.359313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7" calcext:value-type="float">
            <text:p>407</text:p>
          </table:table-cell>
          <table:table-cell table:style-name="Default" office:value-type="float" office:value="3737.767778" calcext:value-type="float">
            <text:p>3737.767778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9" calcext:value-type="float">
            <text:p>559</text:p>
          </table:table-cell>
          <table:table-cell table:style-name="Default" office:value-type="float" office:value="4207.99238" calcext:value-type="float">
            <text:p>4207.99238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6" calcext:value-type="float">
            <text:p>736</text:p>
          </table:table-cell>
          <table:table-cell table:style-name="Default" office:value-type="float" office:value="4936.928334" calcext:value-type="float">
            <text:p>4936.928334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6" calcext:value-type="float">
            <text:p>936</text:p>
          </table:table-cell>
          <table:table-cell table:style-name="Default" office:value-type="float" office:value="5766.109101" calcext:value-type="float">
            <text:p>5766.109101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7" calcext:value-type="float">
            <text:p>1157</text:p>
          </table:table-cell>
          <table:table-cell table:style-name="Default" office:value-type="float" office:value="6428.429666" calcext:value-type="float">
            <text:p>6428.429666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10" calcext:value-type="float">
            <text:p>1410</text:p>
          </table:table-cell>
          <table:table-cell table:style-name="Default" office:value-type="float" office:value="7182.791187" calcext:value-type="float">
            <text:p>7182.791187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84" calcext:value-type="float">
            <text:p>1684</text:p>
          </table:table-cell>
          <table:table-cell table:style-name="Default" office:value-type="float" office:value="7857.065132" calcext:value-type="float">
            <text:p>7857.06513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71" calcext:value-type="float">
            <text:p>1971</text:p>
          </table:table-cell>
          <table:table-cell table:style-name="Default" office:value-type="float" office:value="8548.341938" calcext:value-type="float">
            <text:p>8548.341938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1_exp2.csv'.$A$1" table:expression="#REF!"/>
          <table:named-expression table:name="Sheet_Title" table:base-cell-address="$'par_1_exp2.csv'.$A$1" table:expression="&quot;par_1_exp2.csv&quot;"/>
        </table:named-expressions>
      </table:table>
      <table:table table:name="par_1_exp3.csv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2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8" calcext:value-type="float">
            <text:p>98</text:p>
          </table:table-cell>
          <table:table-cell table:style-name="Default" office:value-type="float" office:value="1624.958231" calcext:value-type="float">
            <text:p>1624.958231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6" calcext:value-type="float">
            <text:p>176</text:p>
          </table:table-cell>
          <table:table-cell table:style-name="Default" office:value-type="float" office:value="2520.657386" calcext:value-type="float">
            <text:p>2520.657386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80" calcext:value-type="float">
            <text:p>280</text:p>
          </table:table-cell>
          <table:table-cell table:style-name="Default" office:value-type="float" office:value="3238.359313" calcext:value-type="float">
            <text:p>3238.359313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8" calcext:value-type="float">
            <text:p>408</text:p>
          </table:table-cell>
          <table:table-cell table:style-name="Default" office:value-type="float" office:value="3737.767778" calcext:value-type="float">
            <text:p>3737.767778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7" calcext:value-type="float">
            <text:p>557</text:p>
          </table:table-cell>
          <table:table-cell table:style-name="Default" office:value-type="float" office:value="4207.99238" calcext:value-type="float">
            <text:p>4207.99238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5" calcext:value-type="float">
            <text:p>735</text:p>
          </table:table-cell>
          <table:table-cell table:style-name="Default" office:value-type="float" office:value="4936.928334" calcext:value-type="float">
            <text:p>4936.928334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6" calcext:value-type="float">
            <text:p>936</text:p>
          </table:table-cell>
          <table:table-cell table:style-name="Default" office:value-type="float" office:value="5766.109101" calcext:value-type="float">
            <text:p>5766.109101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9" calcext:value-type="float">
            <text:p>1159</text:p>
          </table:table-cell>
          <table:table-cell table:style-name="Default" office:value-type="float" office:value="6428.429666" calcext:value-type="float">
            <text:p>6428.429666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05" calcext:value-type="float">
            <text:p>1405</text:p>
          </table:table-cell>
          <table:table-cell table:style-name="Default" office:value-type="float" office:value="7182.791187" calcext:value-type="float">
            <text:p>7182.791187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77" calcext:value-type="float">
            <text:p>1677</text:p>
          </table:table-cell>
          <table:table-cell table:style-name="Default" office:value-type="float" office:value="7857.065132" calcext:value-type="float">
            <text:p>7857.06513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74" calcext:value-type="float">
            <text:p>1974</text:p>
          </table:table-cell>
          <table:table-cell table:style-name="Default" office:value-type="float" office:value="8548.341938" calcext:value-type="float">
            <text:p>8548.341938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1_exp3.csv'.$A$1" table:expression="#REF!"/>
          <table:named-expression table:name="Sheet_Title" table:base-cell-address="$'par_1_exp3.csv'.$A$1" table:expression="&quot;par_1_exp3.csv&quot;"/>
        </table:named-expressions>
      </table:table>
      <table:table table:name="par_1_exp4.csv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3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" calcext:value-type="float">
            <text:p>96</text:p>
          </table:table-cell>
          <table:table-cell table:style-name="Default" office:value-type="float" office:value="1624.958231" calcext:value-type="float">
            <text:p>1624.958231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7" calcext:value-type="float">
            <text:p>177</text:p>
          </table:table-cell>
          <table:table-cell table:style-name="Default" office:value-type="float" office:value="2520.657386" calcext:value-type="float">
            <text:p>2520.657386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80" calcext:value-type="float">
            <text:p>280</text:p>
          </table:table-cell>
          <table:table-cell table:style-name="Default" office:value-type="float" office:value="3238.359313" calcext:value-type="float">
            <text:p>3238.359313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9" calcext:value-type="float">
            <text:p>409</text:p>
          </table:table-cell>
          <table:table-cell table:style-name="Default" office:value-type="float" office:value="3737.767778" calcext:value-type="float">
            <text:p>3737.767778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63" calcext:value-type="float">
            <text:p>563</text:p>
          </table:table-cell>
          <table:table-cell table:style-name="Default" office:value-type="float" office:value="4207.99238" calcext:value-type="float">
            <text:p>4207.99238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6" calcext:value-type="float">
            <text:p>736</text:p>
          </table:table-cell>
          <table:table-cell table:style-name="Default" office:value-type="float" office:value="4936.928334" calcext:value-type="float">
            <text:p>4936.928334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6" calcext:value-type="float">
            <text:p>936</text:p>
          </table:table-cell>
          <table:table-cell table:style-name="Default" office:value-type="float" office:value="5766.109101" calcext:value-type="float">
            <text:p>5766.109101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9" calcext:value-type="float">
            <text:p>1159</text:p>
          </table:table-cell>
          <table:table-cell table:style-name="Default" office:value-type="float" office:value="6428.429666" calcext:value-type="float">
            <text:p>6428.429666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08" calcext:value-type="float">
            <text:p>1408</text:p>
          </table:table-cell>
          <table:table-cell table:style-name="Default" office:value-type="float" office:value="7182.791187" calcext:value-type="float">
            <text:p>7182.791187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84" calcext:value-type="float">
            <text:p>1684</text:p>
          </table:table-cell>
          <table:table-cell table:style-name="Default" office:value-type="float" office:value="7857.065132" calcext:value-type="float">
            <text:p>7857.06513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75" calcext:value-type="float">
            <text:p>1975</text:p>
          </table:table-cell>
          <table:table-cell table:style-name="Default" office:value-type="float" office:value="8548.341938" calcext:value-type="float">
            <text:p>8548.341938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1_exp4.csv'.$A$1" table:expression="#REF!"/>
          <table:named-expression table:name="Sheet_Title" table:base-cell-address="$'par_1_exp4.csv'.$A$1" table:expression="&quot;par_1_exp4.csv&quot;"/>
        </table:named-expressions>
      </table:table>
      <table:table table:name="par_1_exp5.csv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4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" calcext:value-type="float">
            <text:p>96</text:p>
          </table:table-cell>
          <table:table-cell table:style-name="Default" office:value-type="float" office:value="1624.958231" calcext:value-type="float">
            <text:p>1624.958231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6" calcext:value-type="float">
            <text:p>176</text:p>
          </table:table-cell>
          <table:table-cell table:style-name="Default" office:value-type="float" office:value="2520.657386" calcext:value-type="float">
            <text:p>2520.657386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81" calcext:value-type="float">
            <text:p>281</text:p>
          </table:table-cell>
          <table:table-cell table:style-name="Default" office:value-type="float" office:value="3238.359313" calcext:value-type="float">
            <text:p>3238.359313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9" calcext:value-type="float">
            <text:p>409</text:p>
          </table:table-cell>
          <table:table-cell table:style-name="Default" office:value-type="float" office:value="3737.767778" calcext:value-type="float">
            <text:p>3737.767778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9" calcext:value-type="float">
            <text:p>559</text:p>
          </table:table-cell>
          <table:table-cell table:style-name="Default" office:value-type="float" office:value="4207.99238" calcext:value-type="float">
            <text:p>4207.99238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8" calcext:value-type="float">
            <text:p>738</text:p>
          </table:table-cell>
          <table:table-cell table:style-name="Default" office:value-type="float" office:value="4936.928334" calcext:value-type="float">
            <text:p>4936.928334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5" calcext:value-type="float">
            <text:p>935</text:p>
          </table:table-cell>
          <table:table-cell table:style-name="Default" office:value-type="float" office:value="5766.109101" calcext:value-type="float">
            <text:p>5766.109101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8" calcext:value-type="float">
            <text:p>1158</text:p>
          </table:table-cell>
          <table:table-cell table:style-name="Default" office:value-type="float" office:value="6428.429666" calcext:value-type="float">
            <text:p>6428.429666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04" calcext:value-type="float">
            <text:p>1404</text:p>
          </table:table-cell>
          <table:table-cell table:style-name="Default" office:value-type="float" office:value="7182.791187" calcext:value-type="float">
            <text:p>7182.791187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77" calcext:value-type="float">
            <text:p>1677</text:p>
          </table:table-cell>
          <table:table-cell table:style-name="Default" office:value-type="float" office:value="7857.065132" calcext:value-type="float">
            <text:p>7857.06513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73" calcext:value-type="float">
            <text:p>1973</text:p>
          </table:table-cell>
          <table:table-cell table:style-name="Default" office:value-type="float" office:value="8548.341938" calcext:value-type="float">
            <text:p>8548.341938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1_exp5.csv'.$A$1" table:expression="#REF!"/>
          <table:named-expression table:name="Sheet_Title" table:base-cell-address="$'par_1_exp5.csv'.$A$1" table:expression="&quot;par_1_exp5.csv&quot;"/>
        </table:named-expressions>
      </table:table>
      <table:table table:name="par_2_exp1.csv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5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" calcext:value-type="float">
            <text:p>97</text:p>
          </table:table-cell>
          <table:table-cell table:style-name="Default" office:value-type="float" office:value="1624.958231" calcext:value-type="float">
            <text:p>1624.958231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7" calcext:value-type="float">
            <text:p>177</text:p>
          </table:table-cell>
          <table:table-cell table:style-name="Default" office:value-type="float" office:value="2520.657386" calcext:value-type="float">
            <text:p>2520.657386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78" calcext:value-type="float">
            <text:p>278</text:p>
          </table:table-cell>
          <table:table-cell table:style-name="Default" office:value-type="float" office:value="3238.359313" calcext:value-type="float">
            <text:p>3238.359313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10" calcext:value-type="float">
            <text:p>410</text:p>
          </table:table-cell>
          <table:table-cell table:style-name="Default" office:value-type="float" office:value="3737.767778" calcext:value-type="float">
            <text:p>3737.767778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5" calcext:value-type="float">
            <text:p>555</text:p>
          </table:table-cell>
          <table:table-cell table:style-name="Default" office:value-type="float" office:value="4207.99238" calcext:value-type="float">
            <text:p>4207.99238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3" calcext:value-type="float">
            <text:p>733</text:p>
          </table:table-cell>
          <table:table-cell table:style-name="Default" office:value-type="float" office:value="4936.928334" calcext:value-type="float">
            <text:p>4936.928334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2" calcext:value-type="float">
            <text:p>932</text:p>
          </table:table-cell>
          <table:table-cell table:style-name="Default" office:value-type="float" office:value="5766.109101" calcext:value-type="float">
            <text:p>5766.109101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1" calcext:value-type="float">
            <text:p>1151</text:p>
          </table:table-cell>
          <table:table-cell table:style-name="Default" office:value-type="float" office:value="6428.429666" calcext:value-type="float">
            <text:p>6428.429666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398" calcext:value-type="float">
            <text:p>1398</text:p>
          </table:table-cell>
          <table:table-cell table:style-name="Default" office:value-type="float" office:value="7182.791187" calcext:value-type="float">
            <text:p>7182.791187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69" calcext:value-type="float">
            <text:p>1669</text:p>
          </table:table-cell>
          <table:table-cell table:style-name="Default" office:value-type="float" office:value="7857.065132" calcext:value-type="float">
            <text:p>7857.06513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62" calcext:value-type="float">
            <text:p>1962</text:p>
          </table:table-cell>
          <table:table-cell table:style-name="Default" office:value-type="float" office:value="8548.341938" calcext:value-type="float">
            <text:p>8548.341938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2_exp1.csv'.$A$1" table:expression="#REF!"/>
          <table:named-expression table:name="Sheet_Title" table:base-cell-address="$'par_2_exp1.csv'.$A$1" table:expression="&quot;par_2_exp1.csv&quot;"/>
        </table:named-expressions>
      </table:table>
      <table:table table:name="par_2_exp2.csv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6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" calcext:value-type="float">
            <text:p>97</text:p>
          </table:table-cell>
          <table:table-cell table:style-name="Default" office:value-type="float" office:value="1624.958231" calcext:value-type="float">
            <text:p>1624.958231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6" calcext:value-type="float">
            <text:p>176</text:p>
          </table:table-cell>
          <table:table-cell table:style-name="Default" office:value-type="float" office:value="2520.657386" calcext:value-type="float">
            <text:p>2520.657386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78" calcext:value-type="float">
            <text:p>278</text:p>
          </table:table-cell>
          <table:table-cell table:style-name="Default" office:value-type="float" office:value="3238.359313" calcext:value-type="float">
            <text:p>3238.359313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7" calcext:value-type="float">
            <text:p>407</text:p>
          </table:table-cell>
          <table:table-cell table:style-name="Default" office:value-type="float" office:value="3737.767778" calcext:value-type="float">
            <text:p>3737.767778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4" calcext:value-type="float">
            <text:p>554</text:p>
          </table:table-cell>
          <table:table-cell table:style-name="Default" office:value-type="float" office:value="4207.99238" calcext:value-type="float">
            <text:p>4207.99238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4" calcext:value-type="float">
            <text:p>734</text:p>
          </table:table-cell>
          <table:table-cell table:style-name="Default" office:value-type="float" office:value="4936.928334" calcext:value-type="float">
            <text:p>4936.928334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1" calcext:value-type="float">
            <text:p>931</text:p>
          </table:table-cell>
          <table:table-cell table:style-name="Default" office:value-type="float" office:value="5766.109101" calcext:value-type="float">
            <text:p>5766.109101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2" calcext:value-type="float">
            <text:p>1152</text:p>
          </table:table-cell>
          <table:table-cell table:style-name="Default" office:value-type="float" office:value="6428.429666" calcext:value-type="float">
            <text:p>6428.429666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398" calcext:value-type="float">
            <text:p>1398</text:p>
          </table:table-cell>
          <table:table-cell table:style-name="Default" office:value-type="float" office:value="7182.791187" calcext:value-type="float">
            <text:p>7182.791187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68" calcext:value-type="float">
            <text:p>1668</text:p>
          </table:table-cell>
          <table:table-cell table:style-name="Default" office:value-type="float" office:value="7857.065132" calcext:value-type="float">
            <text:p>7857.06513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60" calcext:value-type="float">
            <text:p>1960</text:p>
          </table:table-cell>
          <table:table-cell table:style-name="Default" office:value-type="float" office:value="8548.341938" calcext:value-type="float">
            <text:p>8548.341938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2_exp2.csv'.$A$1" table:expression="#REF!"/>
          <table:named-expression table:name="Sheet_Title" table:base-cell-address="$'par_2_exp2.csv'.$A$1" table:expression="&quot;par_2_exp2.csv&quot;"/>
        </table:named-expressions>
      </table:table>
      <table:table table:name="par_2_exp3.csv" table:style-name="ta8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7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" calcext:value-type="float">
            <text:p>97</text:p>
          </table:table-cell>
          <table:table-cell table:style-name="Default" office:value-type="float" office:value="1624.958231" calcext:value-type="float">
            <text:p>1624.958231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5" calcext:value-type="float">
            <text:p>175</text:p>
          </table:table-cell>
          <table:table-cell table:style-name="Default" office:value-type="float" office:value="2520.657386" calcext:value-type="float">
            <text:p>2520.657386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3238.359313" calcext:value-type="float">
            <text:p>3238.359313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5" calcext:value-type="float">
            <text:p>405</text:p>
          </table:table-cell>
          <table:table-cell table:style-name="Default" office:value-type="float" office:value="3737.767778" calcext:value-type="float">
            <text:p>3737.767778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5" calcext:value-type="float">
            <text:p>555</text:p>
          </table:table-cell>
          <table:table-cell table:style-name="Default" office:value-type="float" office:value="4207.99238" calcext:value-type="float">
            <text:p>4207.99238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5" calcext:value-type="float">
            <text:p>735</text:p>
          </table:table-cell>
          <table:table-cell table:style-name="Default" office:value-type="float" office:value="4936.928334" calcext:value-type="float">
            <text:p>4936.928334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1" calcext:value-type="float">
            <text:p>931</text:p>
          </table:table-cell>
          <table:table-cell table:style-name="Default" office:value-type="float" office:value="5766.109101" calcext:value-type="float">
            <text:p>5766.109101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2" calcext:value-type="float">
            <text:p>1152</text:p>
          </table:table-cell>
          <table:table-cell table:style-name="Default" office:value-type="float" office:value="6428.429666" calcext:value-type="float">
            <text:p>6428.429666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398" calcext:value-type="float">
            <text:p>1398</text:p>
          </table:table-cell>
          <table:table-cell table:style-name="Default" office:value-type="float" office:value="7182.791187" calcext:value-type="float">
            <text:p>7182.791187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71" calcext:value-type="float">
            <text:p>1671</text:p>
          </table:table-cell>
          <table:table-cell table:style-name="Default" office:value-type="float" office:value="7857.065132" calcext:value-type="float">
            <text:p>7857.06513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58" calcext:value-type="float">
            <text:p>1958</text:p>
          </table:table-cell>
          <table:table-cell table:style-name="Default" office:value-type="float" office:value="8548.341938" calcext:value-type="float">
            <text:p>8548.341938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2_exp3.csv'.$A$1" table:expression="#REF!"/>
          <table:named-expression table:name="Sheet_Title" table:base-cell-address="$'par_2_exp3.csv'.$A$1" table:expression="&quot;par_2_exp3.csv&quot;"/>
        </table:named-expressions>
      </table:table>
      <table:table table:name="par_2_exp4.csv" table:style-name="ta9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8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" calcext:value-type="float">
            <text:p>97</text:p>
          </table:table-cell>
          <table:table-cell table:style-name="Default" office:value-type="float" office:value="1624.958231" calcext:value-type="float">
            <text:p>1624.958231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6" calcext:value-type="float">
            <text:p>176</text:p>
          </table:table-cell>
          <table:table-cell table:style-name="Default" office:value-type="float" office:value="2520.657386" calcext:value-type="float">
            <text:p>2520.657386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81" calcext:value-type="float">
            <text:p>281</text:p>
          </table:table-cell>
          <table:table-cell table:style-name="Default" office:value-type="float" office:value="3238.359313" calcext:value-type="float">
            <text:p>3238.359313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6" calcext:value-type="float">
            <text:p>406</text:p>
          </table:table-cell>
          <table:table-cell table:style-name="Default" office:value-type="float" office:value="3737.767778" calcext:value-type="float">
            <text:p>3737.767778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4" calcext:value-type="float">
            <text:p>554</text:p>
          </table:table-cell>
          <table:table-cell table:style-name="Default" office:value-type="float" office:value="4207.99238" calcext:value-type="float">
            <text:p>4207.99238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3" calcext:value-type="float">
            <text:p>733</text:p>
          </table:table-cell>
          <table:table-cell table:style-name="Default" office:value-type="float" office:value="4936.928334" calcext:value-type="float">
            <text:p>4936.928334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2" calcext:value-type="float">
            <text:p>932</text:p>
          </table:table-cell>
          <table:table-cell table:style-name="Default" office:value-type="float" office:value="5766.109101" calcext:value-type="float">
            <text:p>5766.109101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1" calcext:value-type="float">
            <text:p>1151</text:p>
          </table:table-cell>
          <table:table-cell table:style-name="Default" office:value-type="float" office:value="6428.429666" calcext:value-type="float">
            <text:p>6428.429666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398" calcext:value-type="float">
            <text:p>1398</text:p>
          </table:table-cell>
          <table:table-cell table:style-name="Default" office:value-type="float" office:value="7182.791187" calcext:value-type="float">
            <text:p>7182.791187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67" calcext:value-type="float">
            <text:p>1667</text:p>
          </table:table-cell>
          <table:table-cell table:style-name="Default" office:value-type="float" office:value="7857.065132" calcext:value-type="float">
            <text:p>7857.06513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66" calcext:value-type="float">
            <text:p>1966</text:p>
          </table:table-cell>
          <table:table-cell table:style-name="Default" office:value-type="float" office:value="8548.341938" calcext:value-type="float">
            <text:p>8548.341938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2_exp4.csv'.$A$1" table:expression="#REF!"/>
          <table:named-expression table:name="Sheet_Title" table:base-cell-address="$'par_2_exp4.csv'.$A$1" table:expression="&quot;par_2_exp4.csv&quot;"/>
        </table:named-expressions>
      </table:table>
      <table:table table:name="par_2_exp5.csv" table:style-name="ta10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9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8" calcext:value-type="float">
            <text:p>98</text:p>
          </table:table-cell>
          <table:table-cell table:style-name="Default" office:value-type="float" office:value="1624.958231" calcext:value-type="float">
            <text:p>1624.958231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7" calcext:value-type="float">
            <text:p>177</text:p>
          </table:table-cell>
          <table:table-cell table:style-name="Default" office:value-type="float" office:value="2520.657386" calcext:value-type="float">
            <text:p>2520.657386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3238.359313" calcext:value-type="float">
            <text:p>3238.359313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6" calcext:value-type="float">
            <text:p>406</text:p>
          </table:table-cell>
          <table:table-cell table:style-name="Default" office:value-type="float" office:value="3737.767778" calcext:value-type="float">
            <text:p>3737.767778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6" calcext:value-type="float">
            <text:p>556</text:p>
          </table:table-cell>
          <table:table-cell table:style-name="Default" office:value-type="float" office:value="4207.99238" calcext:value-type="float">
            <text:p>4207.99238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2" calcext:value-type="float">
            <text:p>732</text:p>
          </table:table-cell>
          <table:table-cell table:style-name="Default" office:value-type="float" office:value="4936.928334" calcext:value-type="float">
            <text:p>4936.928334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6" calcext:value-type="float">
            <text:p>936</text:p>
          </table:table-cell>
          <table:table-cell table:style-name="Default" office:value-type="float" office:value="5766.109101" calcext:value-type="float">
            <text:p>5766.109101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1" calcext:value-type="float">
            <text:p>1151</text:p>
          </table:table-cell>
          <table:table-cell table:style-name="Default" office:value-type="float" office:value="6428.429666" calcext:value-type="float">
            <text:p>6428.429666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03" calcext:value-type="float">
            <text:p>1403</text:p>
          </table:table-cell>
          <table:table-cell table:style-name="Default" office:value-type="float" office:value="7182.791187" calcext:value-type="float">
            <text:p>7182.791187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68" calcext:value-type="float">
            <text:p>1668</text:p>
          </table:table-cell>
          <table:table-cell table:style-name="Default" office:value-type="float" office:value="7857.065132" calcext:value-type="float">
            <text:p>7857.06513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59" calcext:value-type="float">
            <text:p>1959</text:p>
          </table:table-cell>
          <table:table-cell table:style-name="Default" office:value-type="float" office:value="8548.341938" calcext:value-type="float">
            <text:p>8548.341938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2_exp5.csv'.$A$1" table:expression="#REF!"/>
          <table:named-expression table:name="Sheet_Title" table:base-cell-address="$'par_2_exp5.csv'.$A$1" table:expression="&quot;par_2_exp5.csv&quot;"/>
        </table:named-expressions>
      </table:table>
      <table:table table:name="par_3_exp1.csv" table:style-name="ta1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10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" calcext:value-type="float">
            <text:p>97</text:p>
          </table:table-cell>
          <table:table-cell table:style-name="Default" office:value-type="float" office:value="1624.958231" calcext:value-type="float">
            <text:p>1624.958231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5" calcext:value-type="float">
            <text:p>175</text:p>
          </table:table-cell>
          <table:table-cell table:style-name="Default" office:value-type="float" office:value="2520.657386" calcext:value-type="float">
            <text:p>2520.657386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80" calcext:value-type="float">
            <text:p>280</text:p>
          </table:table-cell>
          <table:table-cell table:style-name="Default" office:value-type="float" office:value="3238.359313" calcext:value-type="float">
            <text:p>3238.359313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5" calcext:value-type="float">
            <text:p>405</text:p>
          </table:table-cell>
          <table:table-cell table:style-name="Default" office:value-type="float" office:value="3737.767778" calcext:value-type="float">
            <text:p>3737.767778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6" calcext:value-type="float">
            <text:p>556</text:p>
          </table:table-cell>
          <table:table-cell table:style-name="Default" office:value-type="float" office:value="4207.99238" calcext:value-type="float">
            <text:p>4207.99238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2" calcext:value-type="float">
            <text:p>732</text:p>
          </table:table-cell>
          <table:table-cell table:style-name="Default" office:value-type="float" office:value="4936.928334" calcext:value-type="float">
            <text:p>4936.928334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1" calcext:value-type="float">
            <text:p>931</text:p>
          </table:table-cell>
          <table:table-cell table:style-name="Default" office:value-type="float" office:value="5766.109101" calcext:value-type="float">
            <text:p>5766.109101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4" calcext:value-type="float">
            <text:p>1154</text:p>
          </table:table-cell>
          <table:table-cell table:style-name="Default" office:value-type="float" office:value="6428.429666" calcext:value-type="float">
            <text:p>6428.429666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398" calcext:value-type="float">
            <text:p>1398</text:p>
          </table:table-cell>
          <table:table-cell table:style-name="Default" office:value-type="float" office:value="7182.791187" calcext:value-type="float">
            <text:p>7182.791187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71" calcext:value-type="float">
            <text:p>1671</text:p>
          </table:table-cell>
          <table:table-cell table:style-name="Default" office:value-type="float" office:value="7857.065132" calcext:value-type="float">
            <text:p>7857.06513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58" calcext:value-type="float">
            <text:p>1958</text:p>
          </table:table-cell>
          <table:table-cell table:style-name="Default" office:value-type="float" office:value="8548.341938" calcext:value-type="float">
            <text:p>8548.341938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3_exp1.csv'.$A$1" table:expression="#REF!"/>
          <table:named-expression table:name="Sheet_Title" table:base-cell-address="$'par_3_exp1.csv'.$A$1" table:expression="&quot;par_3_exp1.csv&quot;"/>
        </table:named-expressions>
      </table:table>
      <table:table table:name="par_3_exp2.csv" table:style-name="ta1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11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" calcext:value-type="float">
            <text:p>96</text:p>
          </table:table-cell>
          <table:table-cell table:style-name="Default" office:value-type="float" office:value="1624.958231" calcext:value-type="float">
            <text:p>1624.958231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5" calcext:value-type="float">
            <text:p>175</text:p>
          </table:table-cell>
          <table:table-cell table:style-name="Default" office:value-type="float" office:value="2520.657386" calcext:value-type="float">
            <text:p>2520.657386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3238.359313" calcext:value-type="float">
            <text:p>3238.359313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14" calcext:value-type="float">
            <text:p>414</text:p>
          </table:table-cell>
          <table:table-cell table:style-name="Default" office:value-type="float" office:value="3737.767778" calcext:value-type="float">
            <text:p>3737.767778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4" calcext:value-type="float">
            <text:p>554</text:p>
          </table:table-cell>
          <table:table-cell table:style-name="Default" office:value-type="float" office:value="4207.99238" calcext:value-type="float">
            <text:p>4207.99238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2" calcext:value-type="float">
            <text:p>732</text:p>
          </table:table-cell>
          <table:table-cell table:style-name="Default" office:value-type="float" office:value="4936.928334" calcext:value-type="float">
            <text:p>4936.928334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2" calcext:value-type="float">
            <text:p>932</text:p>
          </table:table-cell>
          <table:table-cell table:style-name="Default" office:value-type="float" office:value="5766.109101" calcext:value-type="float">
            <text:p>5766.109101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1" calcext:value-type="float">
            <text:p>1151</text:p>
          </table:table-cell>
          <table:table-cell table:style-name="Default" office:value-type="float" office:value="6428.429666" calcext:value-type="float">
            <text:p>6428.429666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398" calcext:value-type="float">
            <text:p>1398</text:p>
          </table:table-cell>
          <table:table-cell table:style-name="Default" office:value-type="float" office:value="7182.791187" calcext:value-type="float">
            <text:p>7182.791187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72" calcext:value-type="float">
            <text:p>1672</text:p>
          </table:table-cell>
          <table:table-cell table:style-name="Default" office:value-type="float" office:value="7857.065132" calcext:value-type="float">
            <text:p>7857.06513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61" calcext:value-type="float">
            <text:p>1961</text:p>
          </table:table-cell>
          <table:table-cell table:style-name="Default" office:value-type="float" office:value="8548.341938" calcext:value-type="float">
            <text:p>8548.341938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3_exp2.csv'.$A$1" table:expression="#REF!"/>
          <table:named-expression table:name="Sheet_Title" table:base-cell-address="$'par_3_exp2.csv'.$A$1" table:expression="&quot;par_3_exp2.csv&quot;"/>
        </table:named-expressions>
      </table:table>
      <table:table table:name="par_3_exp3.csv" table:style-name="ta1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12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8" calcext:value-type="float">
            <text:p>98</text:p>
          </table:table-cell>
          <table:table-cell table:style-name="Default" office:value-type="float" office:value="1624.958231" calcext:value-type="float">
            <text:p>1624.958231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5" calcext:value-type="float">
            <text:p>175</text:p>
          </table:table-cell>
          <table:table-cell table:style-name="Default" office:value-type="float" office:value="2520.657386" calcext:value-type="float">
            <text:p>2520.657386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3238.359313" calcext:value-type="float">
            <text:p>3238.359313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7" calcext:value-type="float">
            <text:p>407</text:p>
          </table:table-cell>
          <table:table-cell table:style-name="Default" office:value-type="float" office:value="3737.767778" calcext:value-type="float">
            <text:p>3737.767778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5" calcext:value-type="float">
            <text:p>555</text:p>
          </table:table-cell>
          <table:table-cell table:style-name="Default" office:value-type="float" office:value="4207.99238" calcext:value-type="float">
            <text:p>4207.99238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3" calcext:value-type="float">
            <text:p>733</text:p>
          </table:table-cell>
          <table:table-cell table:style-name="Default" office:value-type="float" office:value="4936.928334" calcext:value-type="float">
            <text:p>4936.928334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1" calcext:value-type="float">
            <text:p>931</text:p>
          </table:table-cell>
          <table:table-cell table:style-name="Default" office:value-type="float" office:value="5766.109101" calcext:value-type="float">
            <text:p>5766.109101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1" calcext:value-type="float">
            <text:p>1151</text:p>
          </table:table-cell>
          <table:table-cell table:style-name="Default" office:value-type="float" office:value="6428.429666" calcext:value-type="float">
            <text:p>6428.429666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398" calcext:value-type="float">
            <text:p>1398</text:p>
          </table:table-cell>
          <table:table-cell table:style-name="Default" office:value-type="float" office:value="7182.791187" calcext:value-type="float">
            <text:p>7182.791187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66" calcext:value-type="float">
            <text:p>1666</text:p>
          </table:table-cell>
          <table:table-cell table:style-name="Default" office:value-type="float" office:value="7857.065132" calcext:value-type="float">
            <text:p>7857.06513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58" calcext:value-type="float">
            <text:p>1958</text:p>
          </table:table-cell>
          <table:table-cell table:style-name="Default" office:value-type="float" office:value="8548.341938" calcext:value-type="float">
            <text:p>8548.341938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3_exp3.csv'.$A$1" table:expression="#REF!"/>
          <table:named-expression table:name="Sheet_Title" table:base-cell-address="$'par_3_exp3.csv'.$A$1" table:expression="&quot;par_3_exp3.csv&quot;"/>
        </table:named-expressions>
      </table:table>
      <table:table table:name="par_3_exp4.csv" table:style-name="ta1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13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1624.958231" calcext:value-type="float">
            <text:p>1624.958231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6" calcext:value-type="float">
            <text:p>176</text:p>
          </table:table-cell>
          <table:table-cell table:style-name="Default" office:value-type="float" office:value="2520.657386" calcext:value-type="float">
            <text:p>2520.657386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3238.359313" calcext:value-type="float">
            <text:p>3238.359313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5" calcext:value-type="float">
            <text:p>405</text:p>
          </table:table-cell>
          <table:table-cell table:style-name="Default" office:value-type="float" office:value="3737.767778" calcext:value-type="float">
            <text:p>3737.767778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5" calcext:value-type="float">
            <text:p>555</text:p>
          </table:table-cell>
          <table:table-cell table:style-name="Default" office:value-type="float" office:value="4207.99238" calcext:value-type="float">
            <text:p>4207.99238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2" calcext:value-type="float">
            <text:p>732</text:p>
          </table:table-cell>
          <table:table-cell table:style-name="Default" office:value-type="float" office:value="4936.928334" calcext:value-type="float">
            <text:p>4936.928334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0" calcext:value-type="float">
            <text:p>930</text:p>
          </table:table-cell>
          <table:table-cell table:style-name="Default" office:value-type="float" office:value="5766.109101" calcext:value-type="float">
            <text:p>5766.109101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5" calcext:value-type="float">
            <text:p>1155</text:p>
          </table:table-cell>
          <table:table-cell table:style-name="Default" office:value-type="float" office:value="6428.429666" calcext:value-type="float">
            <text:p>6428.429666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397" calcext:value-type="float">
            <text:p>1397</text:p>
          </table:table-cell>
          <table:table-cell table:style-name="Default" office:value-type="float" office:value="7182.791187" calcext:value-type="float">
            <text:p>7182.791187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72" calcext:value-type="float">
            <text:p>1672</text:p>
          </table:table-cell>
          <table:table-cell table:style-name="Default" office:value-type="float" office:value="7857.065132" calcext:value-type="float">
            <text:p>7857.06513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60" calcext:value-type="float">
            <text:p>1960</text:p>
          </table:table-cell>
          <table:table-cell table:style-name="Default" office:value-type="float" office:value="8548.341938" calcext:value-type="float">
            <text:p>8548.341938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3_exp4.csv'.$A$1" table:expression="#REF!"/>
          <table:named-expression table:name="Sheet_Title" table:base-cell-address="$'par_3_exp4.csv'.$A$1" table:expression="&quot;par_3_exp4.csv&quot;"/>
        </table:named-expressions>
      </table:table>
      <table:table table:name="par_3_exp5.csv" table:style-name="ta1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14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" calcext:value-type="float">
            <text:p>96</text:p>
          </table:table-cell>
          <table:table-cell table:style-name="Default" office:value-type="float" office:value="1624.958231" calcext:value-type="float">
            <text:p>1624.958231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8" calcext:value-type="float">
            <text:p>178</text:p>
          </table:table-cell>
          <table:table-cell table:style-name="Default" office:value-type="float" office:value="2520.657386" calcext:value-type="float">
            <text:p>2520.657386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80" calcext:value-type="float">
            <text:p>280</text:p>
          </table:table-cell>
          <table:table-cell table:style-name="Default" office:value-type="float" office:value="3238.359313" calcext:value-type="float">
            <text:p>3238.359313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5" calcext:value-type="float">
            <text:p>405</text:p>
          </table:table-cell>
          <table:table-cell table:style-name="Default" office:value-type="float" office:value="3737.767778" calcext:value-type="float">
            <text:p>3737.767778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5" calcext:value-type="float">
            <text:p>555</text:p>
          </table:table-cell>
          <table:table-cell table:style-name="Default" office:value-type="float" office:value="4207.99238" calcext:value-type="float">
            <text:p>4207.99238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4" calcext:value-type="float">
            <text:p>734</text:p>
          </table:table-cell>
          <table:table-cell table:style-name="Default" office:value-type="float" office:value="4936.928334" calcext:value-type="float">
            <text:p>4936.928334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1" calcext:value-type="float">
            <text:p>931</text:p>
          </table:table-cell>
          <table:table-cell table:style-name="Default" office:value-type="float" office:value="5766.109101" calcext:value-type="float">
            <text:p>5766.109101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1" calcext:value-type="float">
            <text:p>1151</text:p>
          </table:table-cell>
          <table:table-cell table:style-name="Default" office:value-type="float" office:value="6428.429666" calcext:value-type="float">
            <text:p>6428.429666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397" calcext:value-type="float">
            <text:p>1397</text:p>
          </table:table-cell>
          <table:table-cell table:style-name="Default" office:value-type="float" office:value="7182.791187" calcext:value-type="float">
            <text:p>7182.791187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67" calcext:value-type="float">
            <text:p>1667</text:p>
          </table:table-cell>
          <table:table-cell table:style-name="Default" office:value-type="float" office:value="7857.065132" calcext:value-type="float">
            <text:p>7857.06513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58" calcext:value-type="float">
            <text:p>1958</text:p>
          </table:table-cell>
          <table:table-cell table:style-name="Default" office:value-type="float" office:value="8548.341938" calcext:value-type="float">
            <text:p>8548.341938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3_exp5.csv'.$A$1" table:expression="#REF!"/>
          <table:named-expression table:name="Sheet_Title" table:base-cell-address="$'par_3_exp5.csv'.$A$1" table:expression="&quot;par_3_exp5.csv&quot;"/>
        </table:named-expressions>
      </table:table>
      <table:table table:name="par_4_exp1.csv" table:style-name="ta1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style-name="gr1" draw:text-style-name="P1" svg:width="6.2906in" svg:height="3.5449in" svg:x="4.3224in" svg:y="0.5543in">
            <draw:object draw:notify-on-update-of-ranges="'par_4_exp1.csv'.A1:'par_4_exp1.csv'.A11 'par_4_exp1.csv'.B1:'par_4_exp1.csv'.B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56" table:default-cell-style-name="ACE-15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" calcext:value-type="float">
            <text:p>97</text:p>
          </table:table-cell>
          <table:table-cell table:style-name="Default" office:value-type="float" office:value="1624.958231" calcext:value-type="float">
            <text:p>1624.958231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7" calcext:value-type="float">
            <text:p>177</text:p>
          </table:table-cell>
          <table:table-cell table:style-name="Default" office:value-type="float" office:value="2520.657386" calcext:value-type="float">
            <text:p>2520.657386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3238.359313" calcext:value-type="float">
            <text:p>3238.359313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9" calcext:value-type="float">
            <text:p>409</text:p>
          </table:table-cell>
          <table:table-cell table:style-name="Default" office:value-type="float" office:value="3737.767778" calcext:value-type="float">
            <text:p>3737.767778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6" calcext:value-type="float">
            <text:p>556</text:p>
          </table:table-cell>
          <table:table-cell table:style-name="Default" office:value-type="float" office:value="4207.99238" calcext:value-type="float">
            <text:p>4207.99238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3" calcext:value-type="float">
            <text:p>733</text:p>
          </table:table-cell>
          <table:table-cell table:style-name="Default" office:value-type="float" office:value="4936.928334" calcext:value-type="float">
            <text:p>4936.928334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0" calcext:value-type="float">
            <text:p>930</text:p>
          </table:table-cell>
          <table:table-cell table:style-name="Default" office:value-type="float" office:value="5766.109101" calcext:value-type="float">
            <text:p>5766.109101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0" calcext:value-type="float">
            <text:p>1150</text:p>
          </table:table-cell>
          <table:table-cell table:style-name="Default" office:value-type="float" office:value="6428.429666" calcext:value-type="float">
            <text:p>6428.429666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07" calcext:value-type="float">
            <text:p>1407</text:p>
          </table:table-cell>
          <table:table-cell table:style-name="Default" office:value-type="float" office:value="7182.791187" calcext:value-type="float">
            <text:p>7182.791187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67" calcext:value-type="float">
            <text:p>1667</text:p>
          </table:table-cell>
          <table:table-cell table:style-name="Default" office:value-type="float" office:value="7857.065132" calcext:value-type="float">
            <text:p>7857.06513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57" calcext:value-type="float">
            <text:p>1957</text:p>
          </table:table-cell>
          <table:table-cell table:style-name="Default" office:value-type="float" office:value="8548.341938" calcext:value-type="float">
            <text:p>8548.341938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4_exp1.csv'.$A$1" table:expression="#REF!"/>
          <table:named-expression table:name="Sheet_Title" table:base-cell-address="$'par_4_exp1.csv'.$A$1" table:expression="&quot;par_4_exp1.csv&quot;"/>
        </table:named-expressions>
      </table:table>
      <table:table table:name="par_4_exp2.csv" table:style-name="ta1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16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" calcext:value-type="float">
            <text:p>97</text:p>
          </table:table-cell>
          <table:table-cell table:style-name="Default" office:value-type="float" office:value="1624.958231" calcext:value-type="float">
            <text:p>1624.958231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6" calcext:value-type="float">
            <text:p>176</text:p>
          </table:table-cell>
          <table:table-cell table:style-name="Default" office:value-type="float" office:value="2520.657386" calcext:value-type="float">
            <text:p>2520.657386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80" calcext:value-type="float">
            <text:p>280</text:p>
          </table:table-cell>
          <table:table-cell table:style-name="Default" office:value-type="float" office:value="3238.359313" calcext:value-type="float">
            <text:p>3238.359313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5" calcext:value-type="float">
            <text:p>405</text:p>
          </table:table-cell>
          <table:table-cell table:style-name="Default" office:value-type="float" office:value="3737.767778" calcext:value-type="float">
            <text:p>3737.767778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4" calcext:value-type="float">
            <text:p>554</text:p>
          </table:table-cell>
          <table:table-cell table:style-name="Default" office:value-type="float" office:value="4207.99238" calcext:value-type="float">
            <text:p>4207.99238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4" calcext:value-type="float">
            <text:p>734</text:p>
          </table:table-cell>
          <table:table-cell table:style-name="Default" office:value-type="float" office:value="4936.928334" calcext:value-type="float">
            <text:p>4936.928334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1" calcext:value-type="float">
            <text:p>931</text:p>
          </table:table-cell>
          <table:table-cell table:style-name="Default" office:value-type="float" office:value="5766.109101" calcext:value-type="float">
            <text:p>5766.109101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1" calcext:value-type="float">
            <text:p>1151</text:p>
          </table:table-cell>
          <table:table-cell table:style-name="Default" office:value-type="float" office:value="6428.429666" calcext:value-type="float">
            <text:p>6428.429666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398" calcext:value-type="float">
            <text:p>1398</text:p>
          </table:table-cell>
          <table:table-cell table:style-name="Default" office:value-type="float" office:value="7182.791187" calcext:value-type="float">
            <text:p>7182.791187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67" calcext:value-type="float">
            <text:p>1667</text:p>
          </table:table-cell>
          <table:table-cell table:style-name="Default" office:value-type="float" office:value="7857.065132" calcext:value-type="float">
            <text:p>7857.06513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58" calcext:value-type="float">
            <text:p>1958</text:p>
          </table:table-cell>
          <table:table-cell table:style-name="Default" office:value-type="float" office:value="8548.341938" calcext:value-type="float">
            <text:p>8548.341938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4_exp2.csv'.$A$1" table:expression="#REF!"/>
          <table:named-expression table:name="Sheet_Title" table:base-cell-address="$'par_4_exp2.csv'.$A$1" table:expression="&quot;par_4_exp2.csv&quot;"/>
        </table:named-expressions>
      </table:table>
      <table:table table:name="par_4_exp3.csv" table:style-name="ta18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17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" calcext:value-type="float">
            <text:p>97</text:p>
          </table:table-cell>
          <table:table-cell table:style-name="Default" office:value-type="float" office:value="1624.958231" calcext:value-type="float">
            <text:p>1624.958231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7" calcext:value-type="float">
            <text:p>177</text:p>
          </table:table-cell>
          <table:table-cell table:style-name="Default" office:value-type="float" office:value="2520.657386" calcext:value-type="float">
            <text:p>2520.657386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3238.359313" calcext:value-type="float">
            <text:p>3238.359313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5" calcext:value-type="float">
            <text:p>405</text:p>
          </table:table-cell>
          <table:table-cell table:style-name="Default" office:value-type="float" office:value="3737.767778" calcext:value-type="float">
            <text:p>3737.767778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6" calcext:value-type="float">
            <text:p>556</text:p>
          </table:table-cell>
          <table:table-cell table:style-name="Default" office:value-type="float" office:value="4207.99238" calcext:value-type="float">
            <text:p>4207.99238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3" calcext:value-type="float">
            <text:p>733</text:p>
          </table:table-cell>
          <table:table-cell table:style-name="Default" office:value-type="float" office:value="4936.928334" calcext:value-type="float">
            <text:p>4936.928334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1" calcext:value-type="float">
            <text:p>931</text:p>
          </table:table-cell>
          <table:table-cell table:style-name="Default" office:value-type="float" office:value="5766.109101" calcext:value-type="float">
            <text:p>5766.109101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0" calcext:value-type="float">
            <text:p>1150</text:p>
          </table:table-cell>
          <table:table-cell table:style-name="Default" office:value-type="float" office:value="6428.429666" calcext:value-type="float">
            <text:p>6428.429666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02" calcext:value-type="float">
            <text:p>1402</text:p>
          </table:table-cell>
          <table:table-cell table:style-name="Default" office:value-type="float" office:value="7182.791187" calcext:value-type="float">
            <text:p>7182.791187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66" calcext:value-type="float">
            <text:p>1666</text:p>
          </table:table-cell>
          <table:table-cell table:style-name="Default" office:value-type="float" office:value="7857.065132" calcext:value-type="float">
            <text:p>7857.06513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57" calcext:value-type="float">
            <text:p>1957</text:p>
          </table:table-cell>
          <table:table-cell table:style-name="Default" office:value-type="float" office:value="8548.341938" calcext:value-type="float">
            <text:p>8548.341938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4_exp3.csv'.$A$1" table:expression="#REF!"/>
          <table:named-expression table:name="Sheet_Title" table:base-cell-address="$'par_4_exp3.csv'.$A$1" table:expression="&quot;par_4_exp3.csv&quot;"/>
        </table:named-expressions>
      </table:table>
      <table:table table:name="par_4_exp4.csv" table:style-name="ta19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18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" calcext:value-type="float">
            <text:p>96</text:p>
          </table:table-cell>
          <table:table-cell table:style-name="Default" office:value-type="float" office:value="1624.958231" calcext:value-type="float">
            <text:p>1624.958231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6" calcext:value-type="float">
            <text:p>176</text:p>
          </table:table-cell>
          <table:table-cell table:style-name="Default" office:value-type="float" office:value="2520.657386" calcext:value-type="float">
            <text:p>2520.657386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78" calcext:value-type="float">
            <text:p>278</text:p>
          </table:table-cell>
          <table:table-cell table:style-name="Default" office:value-type="float" office:value="3238.359313" calcext:value-type="float">
            <text:p>3238.359313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5" calcext:value-type="float">
            <text:p>405</text:p>
          </table:table-cell>
          <table:table-cell table:style-name="Default" office:value-type="float" office:value="3737.767778" calcext:value-type="float">
            <text:p>3737.767778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7" calcext:value-type="float">
            <text:p>557</text:p>
          </table:table-cell>
          <table:table-cell table:style-name="Default" office:value-type="float" office:value="4207.99238" calcext:value-type="float">
            <text:p>4207.99238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2" calcext:value-type="float">
            <text:p>732</text:p>
          </table:table-cell>
          <table:table-cell table:style-name="Default" office:value-type="float" office:value="4936.928334" calcext:value-type="float">
            <text:p>4936.928334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1" calcext:value-type="float">
            <text:p>931</text:p>
          </table:table-cell>
          <table:table-cell table:style-name="Default" office:value-type="float" office:value="5766.109101" calcext:value-type="float">
            <text:p>5766.109101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2" calcext:value-type="float">
            <text:p>1152</text:p>
          </table:table-cell>
          <table:table-cell table:style-name="Default" office:value-type="float" office:value="6428.429666" calcext:value-type="float">
            <text:p>6428.429666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00" calcext:value-type="float">
            <text:p>1400</text:p>
          </table:table-cell>
          <table:table-cell table:style-name="Default" office:value-type="float" office:value="7182.791187" calcext:value-type="float">
            <text:p>7182.791187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67" calcext:value-type="float">
            <text:p>1667</text:p>
          </table:table-cell>
          <table:table-cell table:style-name="Default" office:value-type="float" office:value="7857.065132" calcext:value-type="float">
            <text:p>7857.06513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57" calcext:value-type="float">
            <text:p>1957</text:p>
          </table:table-cell>
          <table:table-cell table:style-name="Default" office:value-type="float" office:value="8548.341938" calcext:value-type="float">
            <text:p>8548.341938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4_exp4.csv'.$A$1" table:expression="#REF!"/>
          <table:named-expression table:name="Sheet_Title" table:base-cell-address="$'par_4_exp4.csv'.$A$1" table:expression="&quot;par_4_exp4.csv&quot;"/>
        </table:named-expressions>
      </table:table>
      <table:table table:name="par_4_exp5.csv" table:style-name="ta20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19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" calcext:value-type="float">
            <text:p>96</text:p>
          </table:table-cell>
          <table:table-cell table:style-name="Default" office:value-type="float" office:value="1624.958231" calcext:value-type="float">
            <text:p>1624.958231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5" calcext:value-type="float">
            <text:p>175</text:p>
          </table:table-cell>
          <table:table-cell table:style-name="Default" office:value-type="float" office:value="2520.657386" calcext:value-type="float">
            <text:p>2520.657386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3238.359313" calcext:value-type="float">
            <text:p>3238.359313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6" calcext:value-type="float">
            <text:p>406</text:p>
          </table:table-cell>
          <table:table-cell table:style-name="Default" office:value-type="float" office:value="3737.767778" calcext:value-type="float">
            <text:p>3737.767778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4" calcext:value-type="float">
            <text:p>554</text:p>
          </table:table-cell>
          <table:table-cell table:style-name="Default" office:value-type="float" office:value="4207.99238" calcext:value-type="float">
            <text:p>4207.99238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8" calcext:value-type="float">
            <text:p>738</text:p>
          </table:table-cell>
          <table:table-cell table:style-name="Default" office:value-type="float" office:value="4936.928334" calcext:value-type="float">
            <text:p>4936.928334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0" calcext:value-type="float">
            <text:p>930</text:p>
          </table:table-cell>
          <table:table-cell table:style-name="Default" office:value-type="float" office:value="5766.109101" calcext:value-type="float">
            <text:p>5766.109101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1" calcext:value-type="float">
            <text:p>1151</text:p>
          </table:table-cell>
          <table:table-cell table:style-name="Default" office:value-type="float" office:value="6428.429666" calcext:value-type="float">
            <text:p>6428.429666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396" calcext:value-type="float">
            <text:p>1396</text:p>
          </table:table-cell>
          <table:table-cell table:style-name="Default" office:value-type="float" office:value="7182.791187" calcext:value-type="float">
            <text:p>7182.791187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67" calcext:value-type="float">
            <text:p>1667</text:p>
          </table:table-cell>
          <table:table-cell table:style-name="Default" office:value-type="float" office:value="7857.065132" calcext:value-type="float">
            <text:p>7857.06513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60" calcext:value-type="float">
            <text:p>1960</text:p>
          </table:table-cell>
          <table:table-cell table:style-name="Default" office:value-type="float" office:value="8548.341938" calcext:value-type="float">
            <text:p>8548.341938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4_exp5.csv'.$A$1" table:expression="#REF!"/>
          <table:named-expression table:name="Sheet_Title" table:base-cell-address="$'par_4_exp5.csv'.$A$1" table:expression="&quot;par_4_exp5.csv&quot;"/>
        </table:named-expressions>
      </table:table>
      <table:table table:name="seq_exp1.csv" table:style-name="ta2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style-name="gr1" draw:text-style-name="P1" svg:width="6.2906in" svg:height="3.5449in" svg:x="3.2043in" svg:y="0.3346in">
            <draw:object draw:notify-on-update-of-ranges="'seq_exp1.csv'.A1:'seq_exp1.csv'.A11 'seq_exp1.csv'.B1:'seq_exp1.csv'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56" table:default-cell-style-name="ACE-20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1624.958231" calcext:value-type="float">
            <text:p>1624.958231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6" calcext:value-type="float">
            <text:p>176</text:p>
          </table:table-cell>
          <table:table-cell table:style-name="Default" office:value-type="float" office:value="2520.657386" calcext:value-type="float">
            <text:p>2520.657386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81" calcext:value-type="float">
            <text:p>281</text:p>
          </table:table-cell>
          <table:table-cell table:style-name="Default" office:value-type="float" office:value="3238.359313" calcext:value-type="float">
            <text:p>3238.359313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9" calcext:value-type="float">
            <text:p>409</text:p>
          </table:table-cell>
          <table:table-cell table:style-name="Default" office:value-type="float" office:value="3737.767778" calcext:value-type="float">
            <text:p>3737.767778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8" calcext:value-type="float">
            <text:p>558</text:p>
          </table:table-cell>
          <table:table-cell table:style-name="Default" office:value-type="float" office:value="4207.99238" calcext:value-type="float">
            <text:p>4207.99238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6" calcext:value-type="float">
            <text:p>736</text:p>
          </table:table-cell>
          <table:table-cell table:style-name="Default" office:value-type="float" office:value="4936.928334" calcext:value-type="float">
            <text:p>4936.928334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7" calcext:value-type="float">
            <text:p>937</text:p>
          </table:table-cell>
          <table:table-cell table:style-name="Default" office:value-type="float" office:value="5766.109101" calcext:value-type="float">
            <text:p>5766.109101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8" calcext:value-type="float">
            <text:p>1158</text:p>
          </table:table-cell>
          <table:table-cell table:style-name="Default" office:value-type="float" office:value="6428.429666" calcext:value-type="float">
            <text:p>6428.429666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07" calcext:value-type="float">
            <text:p>1407</text:p>
          </table:table-cell>
          <table:table-cell table:style-name="Default" office:value-type="float" office:value="7182.791187" calcext:value-type="float">
            <text:p>7182.791187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83" calcext:value-type="float">
            <text:p>1683</text:p>
          </table:table-cell>
          <table:table-cell table:style-name="Default" office:value-type="float" office:value="7857.065132" calcext:value-type="float">
            <text:p>7857.06513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79" calcext:value-type="float">
            <text:p>1979</text:p>
          </table:table-cell>
          <table:table-cell table:style-name="Default" office:value-type="float" office:value="8548.341938" calcext:value-type="float">
            <text:p>8548.341938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seq_exp1.csv'.$A$1" table:expression="#REF!"/>
          <table:named-expression table:name="Sheet_Title" table:base-cell-address="$'seq_exp1.csv'.$A$1" table:expression="&quot;seq_exp1.csv&quot;"/>
        </table:named-expressions>
      </table:table>
      <table:table table:name="seq_exp2.csv" table:style-name="ta2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21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" calcext:value-type="float">
            <text:p>97</text:p>
          </table:table-cell>
          <table:table-cell table:style-name="Default" office:value-type="float" office:value="1624.958231" calcext:value-type="float">
            <text:p>1624.958231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6" calcext:value-type="float">
            <text:p>176</text:p>
          </table:table-cell>
          <table:table-cell table:style-name="Default" office:value-type="float" office:value="2520.657386" calcext:value-type="float">
            <text:p>2520.657386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81" calcext:value-type="float">
            <text:p>281</text:p>
          </table:table-cell>
          <table:table-cell table:style-name="Default" office:value-type="float" office:value="3238.359313" calcext:value-type="float">
            <text:p>3238.359313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9" calcext:value-type="float">
            <text:p>409</text:p>
          </table:table-cell>
          <table:table-cell table:style-name="Default" office:value-type="float" office:value="3737.767778" calcext:value-type="float">
            <text:p>3737.767778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8" calcext:value-type="float">
            <text:p>558</text:p>
          </table:table-cell>
          <table:table-cell table:style-name="Default" office:value-type="float" office:value="4207.99238" calcext:value-type="float">
            <text:p>4207.99238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5" calcext:value-type="float">
            <text:p>735</text:p>
          </table:table-cell>
          <table:table-cell table:style-name="Default" office:value-type="float" office:value="4936.928334" calcext:value-type="float">
            <text:p>4936.928334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41" calcext:value-type="float">
            <text:p>941</text:p>
          </table:table-cell>
          <table:table-cell table:style-name="Default" office:value-type="float" office:value="5766.109101" calcext:value-type="float">
            <text:p>5766.109101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6" calcext:value-type="float">
            <text:p>1156</text:p>
          </table:table-cell>
          <table:table-cell table:style-name="Default" office:value-type="float" office:value="6428.429666" calcext:value-type="float">
            <text:p>6428.429666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18" calcext:value-type="float">
            <text:p>1418</text:p>
          </table:table-cell>
          <table:table-cell table:style-name="Default" office:value-type="float" office:value="7182.791187" calcext:value-type="float">
            <text:p>7182.791187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79" calcext:value-type="float">
            <text:p>1679</text:p>
          </table:table-cell>
          <table:table-cell table:style-name="Default" office:value-type="float" office:value="7857.065132" calcext:value-type="float">
            <text:p>7857.06513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72" calcext:value-type="float">
            <text:p>1972</text:p>
          </table:table-cell>
          <table:table-cell table:style-name="Default" office:value-type="float" office:value="8548.341938" calcext:value-type="float">
            <text:p>8548.341938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seq_exp2.csv'.$A$1" table:expression="#REF!"/>
          <table:named-expression table:name="Sheet_Title" table:base-cell-address="$'seq_exp2.csv'.$A$1" table:expression="&quot;seq_exp2.csv&quot;"/>
        </table:named-expressions>
      </table:table>
      <table:table table:name="seq_exp3.csv" table:style-name="ta2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22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" calcext:value-type="float">
            <text:p>96</text:p>
          </table:table-cell>
          <table:table-cell table:style-name="Default" office:value-type="float" office:value="1624.958231" calcext:value-type="float">
            <text:p>1624.958231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6" calcext:value-type="float">
            <text:p>176</text:p>
          </table:table-cell>
          <table:table-cell table:style-name="Default" office:value-type="float" office:value="2520.657386" calcext:value-type="float">
            <text:p>2520.657386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95" calcext:value-type="float">
            <text:p>295</text:p>
          </table:table-cell>
          <table:table-cell table:style-name="Default" office:value-type="float" office:value="3238.359313" calcext:value-type="float">
            <text:p>3238.359313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9" calcext:value-type="float">
            <text:p>409</text:p>
          </table:table-cell>
          <table:table-cell table:style-name="Default" office:value-type="float" office:value="3737.767778" calcext:value-type="float">
            <text:p>3737.767778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8" calcext:value-type="float">
            <text:p>558</text:p>
          </table:table-cell>
          <table:table-cell table:style-name="Default" office:value-type="float" office:value="4207.99238" calcext:value-type="float">
            <text:p>4207.99238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5" calcext:value-type="float">
            <text:p>735</text:p>
          </table:table-cell>
          <table:table-cell table:style-name="Default" office:value-type="float" office:value="4936.928334" calcext:value-type="float">
            <text:p>4936.928334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6" calcext:value-type="float">
            <text:p>936</text:p>
          </table:table-cell>
          <table:table-cell table:style-name="Default" office:value-type="float" office:value="5766.109101" calcext:value-type="float">
            <text:p>5766.109101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63" calcext:value-type="float">
            <text:p>1163</text:p>
          </table:table-cell>
          <table:table-cell table:style-name="Default" office:value-type="float" office:value="6428.429666" calcext:value-type="float">
            <text:p>6428.429666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06" calcext:value-type="float">
            <text:p>1406</text:p>
          </table:table-cell>
          <table:table-cell table:style-name="Default" office:value-type="float" office:value="7182.791187" calcext:value-type="float">
            <text:p>7182.791187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81" calcext:value-type="float">
            <text:p>1681</text:p>
          </table:table-cell>
          <table:table-cell table:style-name="Default" office:value-type="float" office:value="7857.065132" calcext:value-type="float">
            <text:p>7857.06513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77" calcext:value-type="float">
            <text:p>1977</text:p>
          </table:table-cell>
          <table:table-cell table:style-name="Default" office:value-type="float" office:value="8548.341938" calcext:value-type="float">
            <text:p>8548.341938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seq_exp3.csv'.$A$1" table:expression="#REF!"/>
          <table:named-expression table:name="Sheet_Title" table:base-cell-address="$'seq_exp3.csv'.$A$1" table:expression="&quot;seq_exp3.csv&quot;"/>
        </table:named-expressions>
      </table:table>
      <table:table table:name="seq_exp4.csv" table:style-name="ta2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23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1624.958231" calcext:value-type="float">
            <text:p>1624.958231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7" calcext:value-type="float">
            <text:p>177</text:p>
          </table:table-cell>
          <table:table-cell table:style-name="Default" office:value-type="float" office:value="2520.657386" calcext:value-type="float">
            <text:p>2520.657386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80" calcext:value-type="float">
            <text:p>280</text:p>
          </table:table-cell>
          <table:table-cell table:style-name="Default" office:value-type="float" office:value="3238.359313" calcext:value-type="float">
            <text:p>3238.359313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8" calcext:value-type="float">
            <text:p>408</text:p>
          </table:table-cell>
          <table:table-cell table:style-name="Default" office:value-type="float" office:value="3737.767778" calcext:value-type="float">
            <text:p>3737.767778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9" calcext:value-type="float">
            <text:p>559</text:p>
          </table:table-cell>
          <table:table-cell table:style-name="Default" office:value-type="float" office:value="4207.99238" calcext:value-type="float">
            <text:p>4207.99238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6" calcext:value-type="float">
            <text:p>736</text:p>
          </table:table-cell>
          <table:table-cell table:style-name="Default" office:value-type="float" office:value="4936.928334" calcext:value-type="float">
            <text:p>4936.928334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6" calcext:value-type="float">
            <text:p>936</text:p>
          </table:table-cell>
          <table:table-cell table:style-name="Default" office:value-type="float" office:value="5766.109101" calcext:value-type="float">
            <text:p>5766.109101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7" calcext:value-type="float">
            <text:p>1157</text:p>
          </table:table-cell>
          <table:table-cell table:style-name="Default" office:value-type="float" office:value="6428.429666" calcext:value-type="float">
            <text:p>6428.429666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05" calcext:value-type="float">
            <text:p>1405</text:p>
          </table:table-cell>
          <table:table-cell table:style-name="Default" office:value-type="float" office:value="7182.791187" calcext:value-type="float">
            <text:p>7182.791187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81" calcext:value-type="float">
            <text:p>1681</text:p>
          </table:table-cell>
          <table:table-cell table:style-name="Default" office:value-type="float" office:value="7857.065132" calcext:value-type="float">
            <text:p>7857.06513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73" calcext:value-type="float">
            <text:p>1973</text:p>
          </table:table-cell>
          <table:table-cell table:style-name="Default" office:value-type="float" office:value="8548.341938" calcext:value-type="float">
            <text:p>8548.341938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seq_exp4.csv'.$A$1" table:expression="#REF!"/>
          <table:named-expression table:name="Sheet_Title" table:base-cell-address="$'seq_exp4.csv'.$A$1" table:expression="&quot;seq_exp4.csv&quot;"/>
        </table:named-expressions>
      </table:table>
      <table:table table:name="seq_exp5.csv" table:style-name="ta2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24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" calcext:value-type="float">
            <text:p>96</text:p>
          </table:table-cell>
          <table:table-cell table:style-name="Default" office:value-type="float" office:value="1624.958231" calcext:value-type="float">
            <text:p>1624.958231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6" calcext:value-type="float">
            <text:p>176</text:p>
          </table:table-cell>
          <table:table-cell table:style-name="Default" office:value-type="float" office:value="2520.657386" calcext:value-type="float">
            <text:p>2520.657386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80" calcext:value-type="float">
            <text:p>280</text:p>
          </table:table-cell>
          <table:table-cell table:style-name="Default" office:value-type="float" office:value="3238.359313" calcext:value-type="float">
            <text:p>3238.359313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8" calcext:value-type="float">
            <text:p>408</text:p>
          </table:table-cell>
          <table:table-cell table:style-name="Default" office:value-type="float" office:value="3737.767778" calcext:value-type="float">
            <text:p>3737.767778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9" calcext:value-type="float">
            <text:p>559</text:p>
          </table:table-cell>
          <table:table-cell table:style-name="Default" office:value-type="float" office:value="4207.99238" calcext:value-type="float">
            <text:p>4207.99238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7" calcext:value-type="float">
            <text:p>737</text:p>
          </table:table-cell>
          <table:table-cell table:style-name="Default" office:value-type="float" office:value="4936.928334" calcext:value-type="float">
            <text:p>4936.928334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4" calcext:value-type="float">
            <text:p>934</text:p>
          </table:table-cell>
          <table:table-cell table:style-name="Default" office:value-type="float" office:value="5766.109101" calcext:value-type="float">
            <text:p>5766.109101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7" calcext:value-type="float">
            <text:p>1157</text:p>
          </table:table-cell>
          <table:table-cell table:style-name="Default" office:value-type="float" office:value="6428.429666" calcext:value-type="float">
            <text:p>6428.429666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06" calcext:value-type="float">
            <text:p>1406</text:p>
          </table:table-cell>
          <table:table-cell table:style-name="Default" office:value-type="float" office:value="7182.791187" calcext:value-type="float">
            <text:p>7182.791187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78" calcext:value-type="float">
            <text:p>1678</text:p>
          </table:table-cell>
          <table:table-cell table:style-name="Default" office:value-type="float" office:value="7857.065132" calcext:value-type="float">
            <text:p>7857.06513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71" calcext:value-type="float">
            <text:p>1971</text:p>
          </table:table-cell>
          <table:table-cell table:style-name="Default" office:value-type="float" office:value="8548.341938" calcext:value-type="float">
            <text:p>8548.341938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seq_exp5.csv'.$A$1" table:expression="#REF!"/>
          <table:named-expression table:name="Sheet_Title" table:base-cell-address="$'seq_exp5.csv'.$A$1" table:expression="&quot;seq_exp5.csv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Sans" svg:font-family="San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15:35:26.5531047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r_5f_1_5f_exp1.csv" style:display-name="par_1_exp1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1_5f_exp2.csv" style:display-name="par_1_exp2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1_5f_exp3.csv" style:display-name="par_1_exp3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1_5f_exp4.csv" style:display-name="par_1_exp4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1_5f_exp5.csv" style:display-name="par_1_exp5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2_5f_exp1.csv" style:display-name="par_2_exp1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2_5f_exp2.csv" style:display-name="par_2_exp2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2_5f_exp3.csv" style:display-name="par_2_exp3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2_5f_exp4.csv" style:display-name="par_2_exp4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2_5f_exp5.csv" style:display-name="par_2_exp5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3_5f_exp1.csv" style:display-name="par_3_exp1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3_5f_exp2.csv" style:display-name="par_3_exp2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3_5f_exp3.csv" style:display-name="par_3_exp3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3_5f_exp4.csv" style:display-name="par_3_exp4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3_5f_exp5.csv" style:display-name="par_3_exp5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4_5f_exp1.csv" style:display-name="par_4_exp1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4_5f_exp2.csv" style:display-name="par_4_exp2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4_5f_exp3.csv" style:display-name="par_4_exp3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4_5f_exp4.csv" style:display-name="par_4_exp4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4_5f_exp5.csv" style:display-name="par_4_exp5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eq_5f_exp1.csv" style:display-name="seq_exp1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eq_5f_exp2.csv" style:display-name="seq_exp2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eq_5f_exp3.csv" style:display-name="seq_exp3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eq_5f_exp4.csv" style:display-name="seq_exp4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eq_5f_exp5.csv" style:display-name="seq_exp5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14T15:38:00.303850310</dc:date>
    <meta:creation-date>2021-03-07T18:57:56Z</meta:creation-date>
    <meta:generator>LibreOffice/7.0.4.2$Linux_X86_64 LibreOffice_project/00$Build-2</meta:generator>
    <meta:editing-duration>PT11M14S</meta:editing-duration>
    <meta:editing-cycles>4</meta:editing-cycles>
    <meta:document-statistic meta:table-count="25" meta:cell-count="82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9cm" svg:height="9.005cm" xlink:href=".." xlink:type="simple" chart:class="chart:scatter" chart:style-name="ch1">
        <chart:legend chart:legend-position="end" svg:x="13.127cm" svg:y="4.203cm" style:legend-expansion="high" chart:style-name="ch2"/>
        <chart:plot-area chart:style-name="ch3" table:cell-range-address="'seq_exp1.csv'.A1:'seq_exp1.csv'.B11" svg:x="0.319cm" svg:y="0.18cm" svg:width="12.489cm" svg:height="8.645cm">
          <chart:coordinate-region svg:x="1.311cm" svg:y="0.379cm" svg:width="11.031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eq_exp1.csv'.B1:'seq_exp1.csv'.B11" chart:class="chart:scatter">
            <chart:domain table:cell-range-address="'seq_exp1.csv'.A1:'seq_exp1.csv'.A11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00">
                <text:p>3100</text:p>
                <draw:g>
                  <svg:desc>'seq_exp1.csv'.A1:'seq_exp1.csv'.A11</svg:desc>
                </draw:g>
              </table:table-cell>
              <table:table-cell office:value-type="float" office:value="99">
                <text:p>99</text:p>
                <draw:g>
                  <svg:desc>'seq_exp1.csv'.B1:'seq_exp1.csv'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30">
                <text:p>42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60">
                <text:p>536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90">
                <text:p>649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20">
                <text:p>7620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50">
                <text:p>8750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80">
                <text:p>9880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10">
                <text:p>11010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140">
                <text:p>12140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270">
                <text:p>13270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00">
                <text:p>14400</text:p>
              </table:table-cell>
              <table:table-cell office:value-type="float" office:value="1979">
                <text:p>19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9cm" svg:height="9.005cm" xlink:href=".." xlink:type="simple" chart:class="chart:scatter" chart:style-name="ch1">
        <chart:legend chart:legend-position="end" svg:x="13.127cm" svg:y="4.203cm" style:legend-expansion="high" chart:style-name="ch2"/>
        <chart:plot-area chart:style-name="ch3" table:cell-range-address="'par_4_exp1.csv'.A1:'par_4_exp1.csv'.B11" svg:x="0.319cm" svg:y="0.18cm" svg:width="12.489cm" svg:height="8.645cm">
          <chart:coordinate-region svg:x="1.311cm" svg:y="0.379cm" svg:width="11.031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ar_4_exp1.csv'.B1:'par_4_exp1.csv'.B11" chart:class="chart:scatter">
            <chart:domain table:cell-range-address="'par_4_exp1.csv'.A1:'par_4_exp1.csv'.A11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00">
                <text:p>3100</text:p>
                <draw:g>
                  <svg:desc>'par_4_exp1.csv'.A1:'par_4_exp1.csv'.A11</svg:desc>
                </draw:g>
              </table:table-cell>
              <table:table-cell office:value-type="float" office:value="97">
                <text:p>97</text:p>
                <draw:g>
                  <svg:desc>'par_4_exp1.csv'.B1:'par_4_exp1.csv'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30">
                <text:p>423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60">
                <text:p>536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90">
                <text:p>649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20">
                <text:p>7620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50">
                <text:p>8750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80">
                <text:p>9880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10">
                <text:p>11010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140">
                <text:p>12140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270">
                <text:p>1327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00">
                <text:p>14400</text:p>
              </table:table-cell>
              <table:table-cell office:value-type="float" office:value="1957">
                <text:p>19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